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ertialnavigation bei autonomen Flugkörpern</text:p>
      <text:p text:style-name="P3">Gliederung:</text:p>
      <text:p text:style-name="P3"/>
      <text:p text:style-name="P2">1.Einleitung</text:p>
      <text:p text:style-name="P2"/>
      <text:p text:style-name="P2"/>
      <text:p text:style-name="P2">2.Accelerometer</text:p>
      <text:p text:style-name="P2"><text:tab/><text:span text:style-name="T1">2.1 Prinzip und Anwendung</text:span></text:p>
      <text:list xml:id="list1191508272" text:style-name="L2">
        <text:list-item>
          <text:list>
            <text:list-item>
              <text:p text:style-name="P4">Kapazitive Accelerometer</text:p>
            </text:list-item>
            <text:list-item>
              <text:p text:style-name="P4">Kapazität bei Plattenkondensatoren</text:p>
            </text:list-item>
          </text:list>
        </text:list-item>
      </text:list>
      <text:p text:style-name="P3"/>
      <text:p text:style-name="P3"/>
      <text:p text:style-name="P2">3.Gyroskop</text:p>
      <text:list xml:id="list1975015810" text:style-name="L3">
        <text:list-item>
          <text:list>
            <text:list-item>
              <text:p text:style-name="P5">Prinzp und Anwendung</text:p>
            </text:list-item>
            <text:list-item>
              <text:p text:style-name="P5">Mechanische Gyroskope</text:p>
            </text:list-item>
            <text:list-item>
              <text:p text:style-name="P5">Optische Gyroskope</text:p>
            </text:list-item>
          </text:list>
        </text:list-item>
      </text:list>
      <text:p text:style-name="P3"/>
      <text:p text:style-name="P3"/>
      <text:p text:style-name="P2">4.Trägheitsnavigation</text:p>
      <text:list xml:id="list1490682352" text:style-name="L4">
        <text:list-item>
          <text:list>
            <text:list-item>
              <text:p text:style-name="P6">Stabile Plattform</text:p>
            </text:list-item>
            <text:list-item>
              <text:p text:style-name="P6">Strapdown Systeme</text:p>
            </text:list-item>
          </text:list>
        </text:list-item>
      </text:list>
      <text:p text:style-name="P3"/>
      <text:p text:style-name="P3"/>
      <text:p text:style-name="P2">5.Autonome Flugkörper</text:p>
      <text:p text:style-name="P2"/>
      <text:p text:style-name="P2"/>
      <text:p text:style-name="P2">6.Kalman-Filter</text:p>
      <text:list xml:id="list437040836" text:style-name="L5">
        <text:list-item>
          <text:list>
            <text:list-item>
              <text:p text:style-name="P7">Problemstellung</text:p>
            </text:list-item>
            <text:list-item>
              <text:p text:style-name="P7">Diskreter Kalman-Filter</text:p>
            </text:list-item>
            <text:list-item>
              <text:p text:style-name="P7">Funktionsweise</text:p>
            </text:list-item>
            <text:list-item>
              <text:p text:style-name="P7">Beispiel</text:p>
            </text:list-item>
          </text:list>
        </text:list-item>
      </text:list>
      <text:p text:style-name="P3"/>
      <text:p text:style-name="P2">7.Litera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6T21:33:38</meta:creation-date>
    <meta:document-statistic meta:table-count="0" meta:image-count="0" meta:object-count="0" meta:page-count="1" meta:paragraph-count="21" meta:word-count="49" meta:character-count="430" meta:non-whitespace-character-count="412"/>
    <dc:date>2012-03-26T22:46:22</dc:date>
    <meta:editing-duration>PT57M34S</meta:editing-duration>
    <meta:editing-cycles>1</meta:editing-cycles>
    <meta:generator>LibreOffice/3.4$Linux LibreOffice_project/340m1$Build-1403</meta:generator>
  </office:meta>
</office:document-meta>
</file>